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2c988" officeooo:paragraph-rsid="0012c988"/>
    </style:style>
    <style:style style:name="P3" style:family="paragraph" style:parent-style-name="Text_20_body">
      <style:paragraph-properties fo:text-align="start" style:justify-single-word="false"/>
      <style:text-properties officeooo:rsid="001ee530" officeooo:paragraph-rsid="001ee530"/>
    </style:style>
    <style:style style:name="P4" style:family="paragraph" style:parent-style-name="Text_20_body">
      <style:text-properties officeooo:rsid="00226440" officeooo:paragraph-rsid="00226440"/>
    </style:style>
    <style:style style:name="P5" style:family="paragraph" style:parent-style-name="Text_20_body">
      <style:text-properties officeooo:paragraph-rsid="0028aba4"/>
    </style:style>
    <style:style style:name="P6" style:family="paragraph" style:parent-style-name="Text_20_body">
      <style:text-properties officeooo:rsid="00334ad9" officeooo:paragraph-rsid="00339f2c"/>
    </style:style>
    <style:style style:name="P7" style:family="paragraph" style:parent-style-name="Text_20_body">
      <style:text-properties officeooo:rsid="00334ad9" officeooo:paragraph-rsid="006632e5"/>
    </style:style>
    <style:style style:name="P8" style:family="paragraph" style:parent-style-name="Text_20_body">
      <style:text-properties officeooo:rsid="005108a9" officeooo:paragraph-rsid="0058742e"/>
    </style:style>
    <style:style style:name="P9" style:family="paragraph" style:parent-style-name="Text_20_body">
      <style:text-properties officeooo:rsid="005108a9" officeooo:paragraph-rsid="005108a9"/>
    </style:style>
    <style:style style:name="P10" style:family="paragraph" style:parent-style-name="Text_20_body">
      <style:text-properties officeooo:paragraph-rsid="006632e5"/>
    </style:style>
    <style:style style:name="P11" style:family="paragraph" style:parent-style-name="Text_20_body">
      <style:text-properties officeooo:paragraph-rsid="006c5ee3"/>
    </style:style>
    <style:style style:name="P12" style:family="paragraph" style:parent-style-name="Title">
      <style:text-properties fo:language="lv" fo:country="LV" officeooo:paragraph-rsid="0005737a"/>
    </style:style>
    <style:style style:name="P13" style:family="paragraph" style:parent-style-name="Subtitle">
      <style:text-properties officeooo:rsid="001ee530" officeooo:paragraph-rsid="001ee530"/>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6.6953in" style:type="right" style:leader-style="dotted" style:leader-text="."/>
        </style:tab-stops>
      </style:paragraph-properties>
    </style:style>
    <style:style style:name="P16" style:family="paragraph" style:parent-style-name="Contents_20_2">
      <style:paragraph-properties>
        <style:tab-stops>
          <style:tab-stop style:position="6.4984in" style:type="right" style:leader-style="dotted" style:leader-text="."/>
        </style:tab-stops>
      </style:paragraph-properties>
    </style:style>
    <style:style style:name="P17" style:family="paragraph" style:parent-style-name="Contents_20_3">
      <style:paragraph-properties>
        <style:tab-stops>
          <style:tab-stop style:position="6.302in" style:type="right" style:leader-style="dotted" style:leader-text="."/>
        </style:tab-stops>
      </style:paragraph-properties>
    </style:style>
    <style:style style:name="P18" style:family="paragraph" style:parent-style-name="Bibliography_20_Heading">
      <style:text-properties officeooo:rsid="00868156" officeooo:paragraph-rsid="00868156"/>
    </style:style>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2">
      <style:text-properties fo:font-weight="bold" officeooo:rsid="00357539" officeooo:paragraph-rsid="0075020c" style:font-weight-asian="bold" style:font-weight-complex="bold"/>
    </style:style>
    <style:style style:name="P21" style:family="paragraph" style:parent-style-name="Text_20_body" style:list-style-name="L3">
      <style:text-properties fo:font-weight="bold" officeooo:rsid="00515578" officeooo:paragraph-rsid="00515578" style:font-weight-asian="bold" style:font-weight-complex="bold"/>
    </style:style>
    <style:style style:name="P22" style:family="paragraph" style:parent-style-name="Text_20_body" style:list-style-name="L3">
      <style:text-properties fo:font-weight="bold" officeooo:rsid="0023c00b" officeooo:paragraph-rsid="0095b135" style:font-weight-asian="bold" style:font-weight-complex="bold"/>
    </style:style>
    <style:style style:name="P23" style:family="paragraph" style:parent-style-name="Text_20_body" style:list-style-name="L3">
      <style:text-properties fo:font-weight="bold" style:font-weight-asian="bold" style:font-weight-complex="bold"/>
    </style:style>
    <style:style style:name="P24" style:family="paragraph" style:parent-style-name="Text_20_body" style:list-style-name="L3">
      <style:text-properties fo:font-weight="bold" officeooo:rsid="0086902f" officeooo:paragraph-rsid="0086902f" style:font-weight-asian="bold" style:font-weight-complex="bold"/>
    </style:style>
    <style:style style:name="P25" style:family="paragraph" style:parent-style-name="Text_20_body" style:list-style-name="L3">
      <style:text-properties officeooo:rsid="0023c00b" officeooo:paragraph-rsid="0023c00b"/>
    </style:style>
    <style:style style:name="P26" style:family="paragraph" style:parent-style-name="Text_20_body" style:list-style-name="WW8Num4">
      <style:text-properties officeooo:paragraph-rsid="005b4032"/>
    </style:style>
    <style:style style:name="P27" style:family="paragraph" style:parent-style-name="Text_20_body" style:list-style-name="WW8Num4">
      <style:text-properties fo:font-variant="normal" fo:text-transform="none" fo:color="#202020" style:font-name="sans-serif" fo:font-size="10.5pt" fo:letter-spacing="normal" fo:font-style="normal" fo:font-weight="normal" officeooo:paragraph-rsid="008c017c"/>
    </style:style>
    <style:style style:name="P28" style:family="paragraph" style:parent-style-name="Text_20_body" style:list-style-name="WW8Num4">
      <style:text-properties fo:font-variant="normal" fo:text-transform="none" fo:color="#202020" style:font-name="sans-serif" fo:font-size="10.5pt" fo:letter-spacing="normal" fo:font-style="normal" fo:font-weight="normal" officeooo:rsid="008c017c" officeooo:paragraph-rsid="008c017c"/>
    </style:style>
    <style:style style:name="P29" style:family="paragraph" style:parent-style-name="Text_20_body" style:list-style-name="WW8Num5">
      <style:text-properties officeooo:rsid="0091a59d" officeooo:paragraph-rsid="0091a59d"/>
    </style:style>
    <style:style style:name="P30" style:family="paragraph" style:parent-style-name="Text_20_body" style:list-style-name="L4">
      <style:text-properties officeooo:rsid="0062baa3" officeooo:paragraph-rsid="0062baa3"/>
    </style:style>
    <style:style style:name="P31" style:family="paragraph" style:parent-style-name="Heading_20_2">
      <style:text-properties officeooo:rsid="00230dbe"/>
    </style:style>
    <style:style style:name="P32" style:family="paragraph" style:parent-style-name="Heading_20_2">
      <style:text-properties officeooo:rsid="00230dbe" officeooo:paragraph-rsid="006632e5"/>
    </style:style>
    <style:style style:name="P33" style:family="paragraph" style:parent-style-name="Heading_20_1">
      <style:text-properties fo:language="lv" fo:country="LV"/>
    </style:style>
    <style:style style:name="P34" style:family="paragraph" style:parent-style-name="Heading_20_1" style:list-style-name="">
      <style:text-properties officeooo:paragraph-rsid="00230dbe"/>
    </style:style>
    <style:style style:name="P35" style:family="paragraph" style:parent-style-name="Heading_20_1" style:list-style-name="">
      <style:text-properties officeooo:rsid="00147fc3" officeooo:paragraph-rsid="00098eb3"/>
    </style:style>
    <style:style style:name="P36" style:family="paragraph" style:parent-style-name="Heading_20_1">
      <style:text-properties officeooo:rsid="0066086f" officeooo:paragraph-rsid="0066086f"/>
    </style:style>
    <style:style style:name="P37" style:family="paragraph" style:parent-style-name="Heading_20_1">
      <style:paragraph-properties fo:break-before="page"/>
      <style:text-properties fo:language="lv" fo:country="LV"/>
    </style:style>
    <style:style style:name="P38" style:family="paragraph" style:parent-style-name="Heading_20_1">
      <style:paragraph-properties fo:break-before="page"/>
      <style:text-properties officeooo:rsid="00230dbe" officeooo:paragraph-rsid="002c76b3"/>
    </style:style>
    <style:style style:name="P39" style:family="paragraph" style:parent-style-name="Heading_20_3">
      <style:text-properties fo:language="lv" fo:country="LV"/>
    </style:style>
    <style:style style:name="P40" style:family="paragraph" style:parent-style-name="Heading_20_3">
      <style:text-properties fo:language="lv" fo:country="LV" officeooo:rsid="00357093" officeooo:paragraph-rsid="0069a4de"/>
    </style:style>
    <style:style style:name="P41" style:family="paragraph" style:parent-style-name="Heading_20_3">
      <style:text-properties officeooo:paragraph-rsid="006632e5"/>
    </style:style>
    <style:style style:name="T1" style:family="text">
      <style:text-properties fo:language="lv" fo:country="LV"/>
    </style:style>
    <style:style style:name="T2" style:family="text">
      <style:text-properties fo:language="lv" fo:country="LV" officeooo:rsid="001043e9"/>
    </style:style>
    <style:style style:name="T3" style:family="text">
      <style:text-properties fo:language="lv" fo:country="LV" officeooo:rsid="0005737a"/>
    </style:style>
    <style:style style:name="T4" style:family="text">
      <style:text-properties fo:language="lv" fo:country="LV" fo:font-weight="bold" style:font-weight-asian="bold" style:font-weight-complex="bold"/>
    </style:style>
    <style:style style:name="T5" style:family="text">
      <style:text-properties fo:language="lv" fo:country="LV" officeooo:rsid="0026f69f"/>
    </style:style>
    <style:style style:name="T6" style:family="text">
      <style:text-properties fo:language="lv" fo:country="LV" officeooo:rsid="0028aba4"/>
    </style:style>
    <style:style style:name="T7" style:family="text">
      <style:text-properties fo:language="lv" fo:country="LV" officeooo:rsid="002ef1c6"/>
    </style:style>
    <style:style style:name="T8" style:family="text">
      <style:text-properties fo:language="lv" fo:country="LV" officeooo:rsid="00339f2c"/>
    </style:style>
    <style:style style:name="T9" style:family="text">
      <style:text-properties fo:language="lv" fo:country="LV" officeooo:rsid="00357093"/>
    </style:style>
    <style:style style:name="T10" style:family="text">
      <style:text-properties fo:language="lv" fo:country="LV" fo:font-weight="normal" style:font-weight-asian="normal" style:font-weight-complex="normal"/>
    </style:style>
    <style:style style:name="T11" style:family="text">
      <style:text-properties fo:language="lv" fo:country="LV" fo:font-weight="normal" officeooo:rsid="0038d9ca" style:font-weight-asian="normal" style:font-weight-complex="normal"/>
    </style:style>
    <style:style style:name="T12" style:family="text">
      <style:text-properties fo:language="lv" fo:country="LV" fo:font-weight="normal" officeooo:rsid="003a961b" style:font-weight-asian="normal" style:font-weight-complex="normal"/>
    </style:style>
    <style:style style:name="T13" style:family="text">
      <style:text-properties fo:language="lv" fo:country="LV" fo:font-weight="normal" officeooo:rsid="003d8031" style:font-weight-asian="normal" style:font-weight-complex="normal"/>
    </style:style>
    <style:style style:name="T14" style:family="text">
      <style:text-properties fo:language="lv" fo:country="LV" fo:font-weight="normal" officeooo:rsid="0041e2be" style:font-weight-asian="normal" style:font-weight-complex="normal"/>
    </style:style>
    <style:style style:name="T15" style:family="text">
      <style:text-properties fo:language="lv" fo:country="LV" fo:font-weight="normal" officeooo:rsid="0052e0e0" style:font-weight-asian="normal" style:font-weight-complex="normal"/>
    </style:style>
    <style:style style:name="T16" style:family="text">
      <style:text-properties fo:language="lv" fo:country="LV" fo:font-weight="normal" officeooo:rsid="00546353" style:font-weight-asian="normal" style:font-weight-complex="normal"/>
    </style:style>
    <style:style style:name="T17" style:family="text">
      <style:text-properties fo:language="lv" fo:country="LV" fo:font-weight="normal" officeooo:rsid="0079c038" style:font-weight-asian="normal" style:font-weight-complex="normal"/>
    </style:style>
    <style:style style:name="T18" style:family="text">
      <style:text-properties fo:language="lv" fo:country="LV" fo:font-weight="normal" officeooo:rsid="0086b28e" style:font-weight-asian="normal" style:font-weight-complex="normal"/>
    </style:style>
    <style:style style:name="T19" style:family="text">
      <style:text-properties fo:language="lv" fo:country="LV" fo:font-weight="normal" officeooo:rsid="0098f290" style:font-weight-asian="normal" style:font-weight-complex="normal"/>
    </style:style>
    <style:style style:name="T20" style:family="text">
      <style:text-properties fo:language="lv" fo:country="LV" fo:font-weight="normal" officeooo:rsid="009c5cb4" style:font-weight-asian="normal" style:font-weight-complex="normal"/>
    </style:style>
    <style:style style:name="T21" style:family="text">
      <style:text-properties fo:language="lv" fo:country="LV" officeooo:rsid="0042c376"/>
    </style:style>
    <style:style style:name="T22" style:family="text">
      <style:text-properties fo:language="lv" fo:country="LV" officeooo:rsid="004594f2"/>
    </style:style>
    <style:style style:name="T23" style:family="text">
      <style:text-properties fo:language="lv" fo:country="LV" officeooo:rsid="005648e7"/>
    </style:style>
    <style:style style:name="T24" style:family="text">
      <style:text-properties fo:language="lv" fo:country="LV" officeooo:rsid="006c5ec4"/>
    </style:style>
    <style:style style:name="T25" style:family="text">
      <style:text-properties fo:language="lv" fo:country="LV" officeooo:rsid="006c5ee3"/>
    </style:style>
    <style:style style:name="T26" style:family="text">
      <style:text-properties fo:language="lv" fo:country="LV" officeooo:rsid="006ccca8"/>
    </style:style>
    <style:style style:name="T27" style:family="text">
      <style:text-properties fo:language="lv" fo:country="LV" officeooo:rsid="006e0673"/>
    </style:style>
    <style:style style:name="T28" style:family="text">
      <style:text-properties fo:language="lv" fo:country="LV" officeooo:rsid="0070b7b0"/>
    </style:style>
    <style:style style:name="T29" style:family="text">
      <style:text-properties fo:language="lv" fo:country="LV" officeooo:rsid="0072480b"/>
    </style:style>
    <style:style style:name="T30" style:family="text">
      <style:text-properties fo:language="lv" fo:country="LV" officeooo:rsid="0072529b"/>
    </style:style>
    <style:style style:name="T31" style:family="text">
      <style:text-properties fo:language="lv" fo:country="LV" officeooo:rsid="00733d64"/>
    </style:style>
    <style:style style:name="T32" style:family="text">
      <style:text-properties fo:language="lv" fo:country="LV" officeooo:rsid="00773673"/>
    </style:style>
    <style:style style:name="T33" style:family="text">
      <style:text-properties fo:language="lv" fo:country="LV" officeooo:rsid="00794e43"/>
    </style:style>
    <style:style style:name="T34" style:family="text">
      <style:text-properties fo:language="lv" fo:country="LV" officeooo:rsid="007cc44f"/>
    </style:style>
    <style:style style:name="T35" style:family="text">
      <style:text-properties fo:language="lv" fo:country="LV" officeooo:rsid="007e733a"/>
    </style:style>
    <style:style style:name="T36" style:family="text">
      <style:text-properties fo:language="lv" fo:country="LV" officeooo:rsid="0080d89b"/>
    </style:style>
    <style:style style:name="T37" style:family="text">
      <style:text-properties fo:language="lv" fo:country="LV" officeooo:rsid="00546353"/>
    </style:style>
    <style:style style:name="T38" style:family="text">
      <style:text-properties fo:language="lv" fo:country="LV" officeooo:rsid="0086b28e"/>
    </style:style>
    <style:style style:name="T39" style:family="text">
      <style:text-properties fo:language="lv" fo:country="LV" officeooo:rsid="00976430"/>
    </style:style>
    <style:style style:name="T40" style:family="text">
      <style:text-properties fo:font-weight="bold" style:font-weight-asian="bold" style:font-weight-complex="bold"/>
    </style:style>
    <style:style style:name="T41" style:family="text">
      <style:text-properties officeooo:rsid="002f1bb9"/>
    </style:style>
    <style:style style:name="T42" style:family="text">
      <style:text-properties officeooo:rsid="002fd455"/>
    </style:style>
    <style:style style:name="T43" style:family="text">
      <style:text-properties officeooo:rsid="0031acb2"/>
    </style:style>
    <style:style style:name="T44" style:family="text">
      <style:text-properties officeooo:rsid="00339f2c"/>
    </style:style>
    <style:style style:name="T45" style:family="text">
      <style:text-properties officeooo:rsid="00515578"/>
    </style:style>
    <style:style style:name="T46" style:family="text">
      <style:text-properties officeooo:rsid="0058cecc"/>
    </style:style>
    <style:style style:name="T47" style:family="text">
      <style:text-properties officeooo:rsid="005d1821"/>
    </style:style>
    <style:style style:name="T48" style:family="text">
      <style:text-properties officeooo:rsid="00664975"/>
    </style:style>
    <style:style style:name="T49" style:family="text">
      <style:text-properties officeooo:rsid="0067acfb"/>
    </style:style>
    <style:style style:name="T50" style:family="text">
      <style:text-properties fo:language="en" fo:country="GB"/>
    </style:style>
    <style:style style:name="T51" style:family="text">
      <style:text-properties fo:language="en" fo:country="GB" fo:font-weight="normal" style:font-weight-asian="normal" style:font-weight-complex="normal"/>
    </style:style>
    <style:style style:name="T52" style:family="text">
      <style:text-properties fo:language="en" fo:country="GB" officeooo:rsid="0098f290"/>
    </style:style>
    <style:style style:name="T53" style:family="text">
      <style:text-properties officeooo:rsid="007acd98"/>
    </style:style>
    <style:style style:name="T54" style:family="text">
      <style:text-properties officeooo:rsid="0080563a"/>
    </style:style>
    <style:style style:name="T55" style:family="text">
      <style:text-properties officeooo:rsid="0080b3fd"/>
    </style:style>
    <style:style style:name="T56" style:family="text">
      <style:text-properties fo:font-weight="normal" officeooo:rsid="0080b3fd" style:font-weight-asian="normal" style:font-weight-complex="normal"/>
    </style:style>
    <style:style style:name="T57" style:family="text">
      <style:text-properties officeooo:rsid="008b05f4"/>
    </style:style>
    <style:style style:name="T58" style:family="text">
      <style:text-properties officeooo:rsid="008c017c"/>
    </style:style>
    <style:style style:name="T59" style:family="text">
      <style:text-properties officeooo:rsid="0092ed7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Latvijas Universitāte</text:p>
      <text:p text:style-name="Subtitle">Datorikas fakultāte</text:p>
      <text:p text:style-name="Text_20_body"/>
      <text:p text:style-name="P12">EVE Online ceļojumu plānošanas palīgrīks</text:p>
      <text:p text:style-name="P13">Kvalifikācijas Darb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utors: Staņislavs Rogozins</text:p>
      <text:p text:style-name="P3">Studenta apliecības Nr. Sr12030</text:p>
      <text:p text:style-name="P3">Darba vadītājs: doc. Maksims Kravcevs</text:p>
      <text:h text:style-name="P37" text:outline-level="1"/>
      <text:h text:style-name="P33" text:outline-level="1"/>
      <text:h text:style-name="P33" text:outline-level="1"><text:bookmark text:name="docs-internal-guid-7d97aaaf-9a6c-c2e7-dde1-bff59a99ee41"/><text:bookmark-start text:name="__RefHeading___Toc319_1207053017"/>Anotācija<text:bookmark-end text:name="__RefHeading___Toc319_1207053017"/></text:h>
      <text:p text:style-name="P11"><text:span text:style-name="T1">Masīvā daudzspēlētāju tiešsaistes lomu spēle </text:span><text:span text:style-name="T5">(MMORPG) “</text:span><text:span text:style-name="T3">E</text:span><text:span text:style-name="T35">VE</text:span><text:span text:style-name="T3"> Online” norisinās virtuālajā visumā, </text:span><text:span text:style-name="T24">pa kuru ceļojot spēlētāji veic dažādas </text:span><text:span text:style-name="T3"><text:s/></text:span><text:span text:style-name="T24">spēles aktivitātes. Rūpīgi plānojot ceļojuma maršrutu un <text:s/>maršrutu var </text:span><text:span text:style-name="T25">mazināt citu spēlētāju nelabvēlīgās ietekmes dēļ ciestus laika un citu resursu zaudējumus, kā arī palielināt aktivitāšu rezultātā gūtos ieguvumus. </text:span><text:span text:style-name="T3">Spēlei ir iebūvēti informatīvie rīki un ceļojumu maršrutu plānotājs, </text:span><text:span text:style-name="T26">kas palīdz plānošanā,</text:span><text:span text:style-name="T3"> bet to funkcionalitāte ir ierobežota. </text:span><text:span text:style-name="T26">Internetā jau ir brīvi un par maksu pieejami rīki kas sniedz papildus funkcionalitāti lai atvieglotu šo darbību.</text:span></text:p>
      <text:p text:style-name="P5"><text:span text:style-name="T6">Kvalifikācijas darba “EVE Online ceļojumu plānošanas palīgrīks” ietvaros tika izstrādā </text:span><text:span text:style-name="T7">lietojumprogramma</text:span><text:span text:style-name="T2"> </text:span><text:span text:style-name="T27">ar mērķi izveidot vēl vienu šāda veida rīku, īpašu ar to, ka tā pirmkods ir brīvi pieejams modificēšanai, lietošanai un izplatīšanai bez atalgojuma koda autoram. </text:span></text:p>
      <text:p text:style-name="P4"><text:span text:style-name="T2">A</text:span><text:span text:style-name="T1">tslēgas vārdi: EVE Online, ceļojumi, </text:span><text:span text:style-name="T32">Python, JavaScript, Flask, SqlAlchemy, Angular</text:span><text:span text:style-name="T33">J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5"><text:a xlink:type="simple" xlink:href="#__RefHeading___Toc319_1207053017" text:style-name="Index_20_Link" text:visited-style-name="Index_20_Link">3Anotācija<text:tab/>2</text:a></text:p>
          <text:p text:style-name="P15"><text:a xlink:type="simple" xlink:href="#__RefHeading___Toc473_120723603" text:style-name="Index_20_Link" text:visited-style-name="Index_20_Link">1Programmatūras prasību specifikācija<text:tab/>4</text:a></text:p>
          <text:p text:style-name="P16"><text:a xlink:type="simple" xlink:href="#__RefHeading___Toc475_120723603" text:style-name="Index_20_Link" text:visited-style-name="Index_20_Link">1.1Ievads<text:tab/>4</text:a></text:p>
          <text:p text:style-name="P17"><text:a xlink:type="simple" xlink:href="#__RefHeading___Toc339_1207053017" text:style-name="Index_20_Link" text:visited-style-name="Index_20_Link">1.1.1Nolūks<text:tab/>4</text:a></text:p>
          <text:p text:style-name="P17"><text:a xlink:type="simple" xlink:href="#__RefHeading___Toc341_1207053017" text:style-name="Index_20_Link" text:visited-style-name="Index_20_Link">1.1.2Darbības sfēra<text:tab/>4</text:a></text:p>
          <text:p text:style-name="P17"><text:a xlink:type="simple" xlink:href="#__RefHeading___Toc343_1207053017" text:style-name="Index_20_Link" text:visited-style-name="Index_20_Link">1.1.3Definīcijas un saīsinājumi<text:tab/>4</text:a></text:p>
          <text:p text:style-name="P17"><text:a xlink:type="simple" xlink:href="#__RefHeading___Toc477_120723603" text:style-name="Index_20_Link" text:visited-style-name="Index_20_Link">1.1.4Saistība ar citiem dokumentiem<text:tab/>4</text:a></text:p>
          <text:p text:style-name="P16"><text:a xlink:type="simple" xlink:href="#__RefHeading___Toc479_120723603" text:style-name="Index_20_Link" text:visited-style-name="Index_20_Link">1.2Vispārējs apraksts<text:tab/>5</text:a></text:p>
          <text:p text:style-name="P17"><text:a xlink:type="simple" xlink:href="#__RefHeading___Toc481_120723603" text:style-name="Index_20_Link" text:visited-style-name="Index_20_Link">1.2.1Produkta perspektīva<text:tab/>5</text:a></text:p>
          <text:p text:style-name="P17"><text:a xlink:type="simple" xlink:href="#__RefHeading___Toc483_120723603" text:style-name="Index_20_Link" text:visited-style-name="Index_20_Link">1.2.2Lietotāja raksturiezīmes<text:tab/>5</text:a></text:p>
          <text:p text:style-name="P17"><text:a xlink:type="simple" xlink:href="#__RefHeading___Toc485_120723603" text:style-name="Index_20_Link" text:visited-style-name="Index_20_Link">1.2.3Vispārēji ierobežojumi<text:tab/>5</text:a></text:p>
          <text:p text:style-name="P17"><text:a xlink:type="simple" xlink:href="#__RefHeading___Toc487_120723603" text:style-name="Index_20_Link" text:visited-style-name="Index_20_Link">1.2.4Pieņēmumi un atkarības<text:tab/>5</text:a></text:p>
          <text:p text:style-name="P17"><text:a xlink:type="simple" xlink:href="#__RefHeading___Toc489_120723603" text:style-name="Index_20_Link" text:visited-style-name="Index_20_Link">1.2.5Produkta funkcijas<text:tab/>5</text:a></text:p>
          <text:p text:style-name="P15"><text:a xlink:type="simple" xlink:href="#__RefHeading___Toc491_120723603" text:style-name="Index_20_Link" text:visited-style-name="Index_20_Link">2Programmatūras projektējuma apraksts<text:tab/>5</text:a></text:p>
          <text:p text:style-name="P16"><text:a xlink:type="simple" xlink:href="#__RefHeading___Toc493_120723603" text:style-name="Index_20_Link" text:visited-style-name="Index_20_Link">2.1Ievads<text:tab/>5</text:a></text:p>
          <text:p text:style-name="P17"><text:a xlink:type="simple" xlink:href="#__RefHeading___Toc339_12070530177" text:style-name="Index_20_Link" text:visited-style-name="Index_20_Link">2.1.1Nolūks<text:tab/>5</text:a></text:p>
          <text:p text:style-name="P17"><text:a xlink:type="simple" xlink:href="#__RefHeading___Toc341_12070530178" text:style-name="Index_20_Link" text:visited-style-name="Index_20_Link">2.1.2Darbības sfēra<text:tab/>6</text:a></text:p>
          <text:p text:style-name="P17"><text:a xlink:type="simple" xlink:href="#__RefHeading___Toc495_120723603" text:style-name="Index_20_Link" text:visited-style-name="Index_20_Link">2.1.3Definīcjas un saisinājumi<text:tab/>6</text:a></text:p>
          <text:p text:style-name="P17"><text:a xlink:type="simple" xlink:href="#__RefHeading___Toc497_120723603" text:style-name="Index_20_Link" text:visited-style-name="Index_20_Link">2.1.4Saistība ar citiem dokumentiem<text:tab/>6</text:a></text:p>
          <text:p text:style-name="P15"><text:a xlink:type="simple" xlink:href="#__RefHeading___Toc499_120723603" text:style-name="Index_20_Link" text:visited-style-name="Index_20_Link">3Izmantotā literatūra un citi avoti<text:tab/>6</text:a></text:p>
        </text:index-body>
      </text:table-of-content>
      <text:h text:style-name="P35" text:outline-level="1"/>
      <text:p text:style-name="P2"><text:tab/></text:p>
      <text:h text:style-name="P34" text:outline-level="1"/>
      <text:h text:style-name="P38" text:outline-level="1" text:restart-numbering="true" text:start-value="-1"><text:bookmark-start text:name="__RefHeading___Toc473_120723603"/>Programmatūras prasību specifikācija<text:bookmark-end text:name="__RefHeading___Toc473_120723603"/></text:h>
      <text:h text:style-name="P31" text:outline-level="2"><text:bookmark-start text:name="__RefHeading___Toc475_120723603"/>Ievads<text:bookmark-end text:name="__RefHeading___Toc475_120723603"/></text:h>
      <text:h text:style-name="Heading_20_3" text:outline-level="3"><text:bookmark-start text:name="__RefHeading___Toc339_1207053017"/>Nolūks<text:bookmark-end text:name="__RefHeading___Toc339_1207053017"/></text:h>
      <text:p text:style-name="Text_20_body"><text:span text:style-name="T41">Šīs p</text:span>rogrammatūras prasību specifikācijas nolūks ir aprakstīt <text:span text:style-name="T42">prasības pret kvalifikācijas darba nolūkos izstrādāto lietojumprogrammas funkcionalitāti</text:span>. Dokuments par<text:span text:style-name="T43">edzēts lietojumprogrammas izstrādātājiem lai atvieglotu izstrādes procesu, kā arī produkta lietotājiem , lai tie varētu gūt priekšstatu par produkta sniegto funkcionalitāti.</text:span></text:p>
      <text:h text:style-name="Heading_20_3" text:outline-level="3"><text:bookmark-start text:name="__RefHeading___Toc341_1207053017"/>Darbības sfēra<text:bookmark-end text:name="__RefHeading___Toc341_1207053017"/></text:h>
      <text:p text:style-name="P6">Lietojumprogramma ir domāta <text:s/><text:span text:style-name="T44">ka palīgrīks virtuālo ceļojumu plānošanā “</text:span><text:span text:style-name="T3">E</text:span><text:span text:style-name="T28">VE</text:span><text:span text:style-name="T3"> </text:span>Online<text:span text:style-name="T3">” </text:span><text:span text:style-name="T8">spēles </text:span><text:span text:style-name="T29">spēlētājiem</text:span><text:span text:style-name="T8">. Tai jāļauj lietotājiem veidot ceļojumu maršrutus </text:span><text:span text:style-name="T30">un</text:span><text:span text:style-name="T9"> pārskatīt </text:span><text:span text:style-name="T31">noderīgu</text:span><text:span text:style-name="T9"> informāciju par </text:span><text:span text:style-name="T31">iespējamiem ceļojuma galapunktiem un pieturvietām</text:span><text:span text:style-name="T9">.</text:span></text:p>
      <text:h text:style-name="Heading_20_3" text:outline-level="3"><text:bookmark-start text:name="__RefHeading___Toc343_1207053017"/>Definīcijas, <text:span text:style-name="T59">saīsinājumi un paskaidrojumi</text:span><text:bookmark-end text:name="__RefHeading___Toc343_1207053017"/></text:h>
      <text:list xml:id="list552360087772896387" text:style-name="L1">
        <text:list-item>
          <text:p text:style-name="P19">EVE Online ceļojumu plānošanas palīgrīks, <text:span text:style-name="T55">EVE Online travel planning helper tool: </text:span><text:span text:style-name="T56">turpmāk tekstā var tikt saīsināts ka </text:span><text:span text:style-name="T55">lietojumprogramma, rīks.</text:span></text:p>
        </text:list-item>
      </text:list>
      <text:list xml:id="list1723678930602269235" text:style-name="L2">
        <text:list-item>
          <text:p text:style-name="P20"><text:span text:style-name="T1">Masīvā daudzspēlētāju tiešsaistes lomu spēle, MMORPG: </text:span><text:span text:style-name="T12">d</text:span><text:span text:style-name="T11">atorspēļu paveids, kuram </text:span><text:span text:style-name="T13">raksturīga spēlēšana tiešsaistē caur Internetu,</text:span><text:span text:style-name="T11"> </text:span><text:span text:style-name="T13">norise vienā lielā pastāvīgajā virtuālajā pasaulē, l</text:span><text:span text:style-name="T11">iels vienlaicīgu spēlētāju daudzums, </text:span><text:span text:style-name="T13">kuri kontrolē viena varoņa darbības, </text:span><text:span text:style-name="T14">mijiedarbojās savā starpā un ar spēles pasauli, attīsta savu varoni.</text:span></text:p>
        </text:list-item>
      </text:list>
      <text:list xml:id="list295936528427692122" text:style-name="L3">
        <text:list-item>
          <text:p text:style-name="P25"><text:span text:style-name="T40">EVE Online:</text:span><text:span text:style-name="T1"> </text:span><text:span text:style-name="T21">masīvā tiešsaistes</text:span><text:span text:style-name="T1"> daudzspēlētāju spēle ar </text:span><text:span text:style-name="T39">zinātniskās fantastikas</text:span><text:span text:style-name="T1"> </text:span><text:span text:style-name="T22">tematiku.</text:span><text:span text:style-name="T1"> <text:s/></text:span><text:span text:style-name="T36">T</text:span><text:span text:style-name="T1">urpmāk tekstā var tikt </text:span><text:span text:style-name="T36">saīsināts</text:span><text:span text:style-name="T1"> ka </text:span><text:span text:style-name="T4">spēle.</text:span></text:p>
        </text:list-item>
        <text:list-item>
          <text:p text:style-name="P21"><text:span text:style-name="T1">CCP, CCP </text:span><text:span text:style-name="T50">Games</text:span><text:span text:style-name="T1">: </text:span><text:span text:style-name="T10">Islandes datorspēļu izstrādes un izplatīšanas uzņēmums, “E</text:span><text:span text:style-name="T17">VE</text:span><text:span text:style-name="T10"> </text:span><text:span text:style-name="T51">Online</text:span><text:span text:style-name="T10">” izstrādātājs.</text:span></text:p>
        </text:list-item>
        <text:list-item>
          <text:p text:style-name="P22"><text:span text:style-name="T1">Spēlētājs:</text:span><text:span text:style-name="T10"> “E</text:span><text:span text:style-name="T17">VE</text:span><text:span text:style-name="T10"> </text:span><text:span text:style-name="T51">Online</text:span><text:span text:style-name="T10">” spēlētājs. Visiem spēlētājiem ir iespēja ceļot pa spēles pasauli personīgajos kosmosa kuģos.</text:span></text:p>
        </text:list-item>
        <text:list-item>
          <text:p text:style-name="P23"><text:span text:style-name="T52">Spēles pasaule</text:span><text:span text:style-name="T1">: </text:span><text:span text:style-name="T10">Virtuālā pasaule kurā norisinās spēle </text:span><text:span text:style-name="T19">it blīva kopa no zvaigžņu sistēmām, kas ir savstarpēji savienotas ar plašu zvaigžņu vārtu tīklu, </text:span><text:span text:style-name="T20">kuri nodrošina gandrīz acumirklīgu pārvietošanos starp tiem. </text:span></text:p>
        </text:list-item>
        <text:list-item>
          <text:p text:style-name="P21"><text:span text:style-name="T50">Static Data</text:span><text:span text:style-name="T1"> </text:span><text:span text:style-name="T50">Export</text:span><text:span text:style-name="T1">, SDE, Statisk</text:span><text:span text:style-name="T23">o</text:span><text:span text:style-name="T1"> datu eksports: </text:span><text:span text:style-name="T15">Spēles statiskie dati kurus CCP ir padarījuši publiski pieejamus, tai skaitā dati par spēles virtuālo pasauli, kosmosa kuģiem un citi dati kas tipiski nemainās starp sp</text:span><text:span text:style-name="T16">ēles atjauninājumu izlaišanām.</text:span></text:p>
        </text:list-item>
        <text:list-item>
          <text:p text:style-name="P24"><text:span text:style-name="T37">A</text:span><text:span text:style-name="T1">PI: </text:span><text:span text:style-name="T10">CCP uzturēta</text:span><text:span text:style-name="T1"> </text:span><text:span text:style-name="T10">publiskai lietošanai pieejama lietojumprogrammu saskarne, kas </text:span><text:span text:style-name="T18">sniedz piekļuvi spēles dinamiskiem datiem.</text:span></text:p>
        </text:list-item>
      </text:list>
      <text:h text:style-name="P39" text:outline-level="3"><text:bookmark-start text:name="__RefHeading___Toc477_120723603"/><text:soft-page-break/>Saistība ar citiem dokumentiem<text:bookmark-end text:name="__RefHeading___Toc477_120723603"/></text:h>
      <text:p text:style-name="Text_20_body"><text:span text:style-name="T54">Šajā dokumentā aprakstīto prasību realizācija tiek aprakstīta produkta </text:span>Programmatūras projektējuma aprakst<text:span text:style-name="T54">ā.</text:span></text:p>
      <text:h text:style-name="Heading_20_2" text:outline-level="2"><text:bookmark-start text:name="__RefHeading___Toc479_120723603"/>Vispārējs apraksts<text:bookmark-end text:name="__RefHeading___Toc479_120723603"/></text:h>
      <text:h text:style-name="Heading_20_3" text:outline-level="3"><text:bookmark-start text:name="__RefHeading___Toc481_120723603"/>Produkta perspektīva<text:bookmark-end text:name="__RefHeading___Toc481_120723603"/></text:h>
      <text:p text:style-name="P9">Izveidotā lietojumprogramma ir domāta ka palīgrīks “EVE <text:span text:style-name="T50">Online</text:span>” spēlētājiem. <text:span text:style-name="T45">Tā izmanto CCP izlaistos Statisko datu eksportu un API un tās darbība ir atkarīga no šo resursu pieejamības un korektas darbības. Lietojumprogrammas servera daļa un lietotāja saskarnes daļa abas jāizmitina uz resursdatora <text:s/></text:span></text:p>
      <text:h text:style-name="Heading_20_3" text:outline-level="3"><text:bookmark-start text:name="__RefHeading___Toc483_120723603"/>Lietotāja raksturiezīmes<text:bookmark-end text:name="__RefHeading___Toc483_120723603"/></text:h>
      <text:p text:style-name="P8">Mērķa lietotājs ir <text:span text:style-name="T57">pieredzējis </text:span>“E<text:span text:style-name="T53">VE</text:span> <text:span text:style-name="T50">Online</text:span>” spēlētājs kurš ir <text:span text:style-name="T57">vismaz </text:span>veiksmīgi izgājis spēles iekšējo apmācību. <text:span text:style-name="T46">No tā seko ka lietotājam ir pieejams dators ar Interneta pieslēgumu.</text:span></text:p>
      <text:h text:style-name="Heading_20_3" text:outline-level="3"><text:bookmark-start text:name="__RefHeading___Toc485_120723603"/>Vispārēji ierobežojumi<text:bookmark-end text:name="__RefHeading___Toc485_120723603"/></text:h>
      <text:list xml:id="list4407555219770704136" text:style-name="WW8Num4">
        <text:list-item>
          <text:p text:style-name="P26"><text:span text:style-name="T47">Lietojumprogrammas</text:span> grafiskai saskarnei jāstrādā spēles iebūvētajā interneta pārlūka, kā arī iekš Google Chrome 41 un Mozilla Firefox 37 uz Microsoft Windows 8 un Linux operētājsistēmām</text:p>
        </text:list-item>
        <text:list-item>
          <text:p text:style-name="P28">Api ierobežojumi: </text:p>
          <text:list>
            <text:list-item>
              <text:p text:style-name="P28">30 pieprasījumi sekundē</text:p>
            </text:list-item>
            <text:list-item>
              <text:p text:style-name="P27"><text:span text:style-name="T58">Ne vairāk ka</text:span> 300 <text:span text:style-name="T58">neveiksmīgi pieprasījumi</text:span></text:p>
            </text:list-item>
            <text:list-item>
              <text:p text:style-name="P28">Izņēmumu intervāls: 3 minūtes</text:p>
            </text:list-item>
            <text:list-item>
              <text:p text:style-name="P28">Kļūdu limits: bloķēšana uz 15 minūtēm.</text:p>
            </text:list-item>
          </text:list>
        </text:list-item>
      </text:list>
      <text:h text:style-name="Heading_20_3" text:outline-level="3"><text:bookmark-start text:name="__RefHeading___Toc487_120723603"/>Pieņēmumi un atkarības<text:bookmark-end text:name="__RefHeading___Toc487_120723603"/></text:h>
      <text:list xml:id="list3832705844977759210" text:style-name="WW8Num5">
        <text:list-item>
          <text:p text:style-name="P29">Mainoties CCP politikai pret trešo personu izstrādātājiem, tehnisko vai arī legālo apsvērumu dēļ lietojumprogrammas funkcionalitāte var tikt ierobežota vai arī pilnībā atslēgta.</text:p>
        </text:list-item>
        <text:list-item>
          <text:p text:style-name="P29">Lietotāju atsauksmju iespaidā varētu rasties jaunas prasības.</text:p>
        </text:list-item>
      </text:list>
      <text:h text:style-name="Heading_20_3" text:outline-level="3"><text:bookmark-start text:name="__RefHeading___Toc489_120723603"/>Produkta funkcijas<text:bookmark-end text:name="__RefHeading___Toc489_120723603"/></text:h>
      <text:list xml:id="list2821174839580730991" text:style-name="L4">
        <text:list-item>
          <text:p text:style-name="P30">Sniegt lietotājam informāciju par zvaigžņu sistēmām</text:p>
        </text:list-item>
        <text:list-item>
          <text:p text:style-name="P30">Ļaut lietotājam uzmeklēt zvaigžņu sistēmas pēc norādītiem parametriem:</text:p>
          <text:list>
            <text:list-item>
              <text:p text:style-name="P30">Nosaukums</text:p>
            </text:list-item>
          </text:list>
        </text:list-item>
        <text:list-item>
          <text:p text:style-name="P30">Izrēķināt priekš lietotāja ceļojumu maršrutus ar norādītām starta un finiša kā arī robežpunktu <text:soft-page-break/>sistēmām.</text:p>
        </text:list-item>
      </text:list>
      <text:h text:style-name="P36" text:outline-level="1"><text:bookmark-start text:name="__RefHeading___Toc491_120723603"/>Programmatūras projektējuma apraksts<text:bookmark-end text:name="__RefHeading___Toc491_120723603"/></text:h>
      <text:h text:style-name="P32" text:outline-level="2"><text:bookmark-start text:name="__RefHeading___Toc493_120723603"/>Ievads<text:bookmark-end text:name="__RefHeading___Toc493_120723603"/></text:h>
      <text:h text:style-name="P41" text:outline-level="3"><text:bookmark-start text:name="__RefHeading___Toc339_12070530177"/>Nolūks<text:bookmark-end text:name="__RefHeading___Toc339_12070530177"/></text:h>
      <text:p text:style-name="P10"><text:span text:style-name="T41">Šī p</text:span>rogrammatūras <text:span text:style-name="T48">projektējuma apraksta </text:span>nolūks ir <text:span text:style-name="T49">attēlot kā produkta programmatūras prasību specifikācijā iekļautās prasības tiek realizētas.</text:span> Dokuments par<text:span text:style-name="T43">edzēts lietojumprogrammas izstrādātājiem lai atvieglotu izstrādes procesu.</text:span></text:p>
      <text:h text:style-name="P41" text:outline-level="3"><text:bookmark-start text:name="__RefHeading___Toc341_12070530178"/>Darbības sfēra<text:bookmark-end text:name="__RefHeading___Toc341_12070530178"/></text:h>
      <text:p text:style-name="P7">Lietojumprogramma ir domāta <text:s/><text:span text:style-name="T44">ka palīgrīks “</text:span><text:span text:style-name="T3">E</text:span><text:span text:style-name="T34">VE </text:span>Online<text:span text:style-name="T3">” </text:span><text:span text:style-name="T8">spēles spēlētājiem starpsitēmu un iekšsistēmu ceļojumu plānošanā. Tai jāļauj lietotājiem veidot ceļojumu maršrutus </text:span><text:span text:style-name="T9">un pārskatīt informāciju par sistēmām.</text:span></text:p>
      <text:h text:style-name="P40" text:outline-level="3"><text:bookmark-start text:name="__RefHeading___Toc495_120723603"/>Definīcijas un saasinājumi<text:bookmark-end text:name="__RefHeading___Toc495_120723603"/></text:h>
      <text:h text:style-name="P40" text:outline-level="3"><text:bookmark-start text:name="__RefHeading___Toc497_120723603"/>Saistība ar citiem dokumentiem<text:bookmark-end text:name="__RefHeading___Toc497_120723603"/></text:h>
      <text:bibliography text:style-name="Sect1" text:name="Bibliography1">
        <text:bibliography-source>
          <text:index-title-template text:style-name="Bibliography_20_Heading">Izmāntotā lieratūra un citi avoti</text:index-title-template>
          <text:bibliography-entry-template text:bibliography-type="article" text:style-name="Bibliography_20_1">
            <text:index-entry-bibliography text:style-name="_30__20__5f_30_5f__5f_20_5f_0_5f_20_5f_0_5f_20_5f_0_5f_20_5f_0_5f_20_5f_0_5f_20_5f_0_5f_20_5f_" text:bibliography-data-field="identifier"/>
            <text:index-entry-span>: </text:index-entry-span>
            <text:index-entry-bibliography text:style-name="_34__20__5f_34_5f__5f_20_5f_4_5f_20_5f_4_5f_20_5f_4_5f_20_5f_4_5f_20_5f_4_5f_20_5f_4_5f_20_5f_" text:bibliography-data-field="author"/>
            <text:index-entry-span>, </text:index-entry-span>
            <text:index-entry-bibliography text:style-name="_30__20__5f_30_5f__5f_20_5f_0_5f_20_5f_0_5f_20_5f_0_5f_20_5f_0_5f_20_5f_0_5f_20_5f_0_5f_20_5f_" text:bibliography-data-field="title"/>
            <text:index-entry-span>, </text:index-entry-span>
            <text:index-entry-bibliography text:style-name="_33__20__5f_33_5f__5f_20_5f_3_5f_20_5f_3_5f_20_5f_3_5f_20_5f_3_5f_20_5f_3_5f_20_5f_3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_5f_30_5f__5f_20_5f_0_5f_20_5f_0_5f_20_5f_0_5f_20_5f_" text:bibliography-data-field="identifier"/>
            <text:index-entry-span>:  </text:index-entry-span>
            <text:index-entry-bibliography text:style-name="_30__20__5f_30_5f__5f_20_5f_0_5f_20_5f_0_5f_20_5f_0_5f_20_5f_" text:bibliography-data-field="title"/>
            <text:index-entry-span>, </text:index-entry-span>
            <text:index-entry-bibliography text:style-name="_34__20__5f_34_5f__5f_20_5f_4_5f_20_5f_4_5f_20_5f_4_5f_20_5f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Izmantotā literatūra un citi avoti</text:p>
            <text:p text:style-name="P18">https://wiki.eveonline.com/en/wiki/Main_Page</text:p>
            <text:p text:style-name="P18"><text:a xlink:type="simple" xlink:href="https://developers.eveonline.com/resource/static-data-export" text:style-name="Internet_20_link" text:visited-style-name="Visited_20_Internet_20_Link">https://developers.eveonline.com/resource/static-data-export</text:a></text:p>
            <text:p text:style-name="P18">http://wiki.eve-id.net/Main_Page</text:p>
          </text:index-title>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v" fo:country="L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v" fo:country="L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5108a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text:number-lines="false" text:line-number="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graphic-properties draw:fill-image-width="0in" draw:fill-image-height="0in"/>
      <style:paragraph-properties fo:margin-top="0.0972in" fo:margin-bottom="0.0835in" loext:contextual-spacing="false" style:page-number="auto" style:shadow="none">
        <style:tab-stops/>
      </style:paragraph-properties>
      <style:text-properties fo:color="#000000"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lv" fo:country="LV"/>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22:03:44.906794264</meta:creation-date>
    <dc:date>2015-05-29T11:49:31.746047776</dc:date>
    <meta:editing-duration>PT17H21M17S</meta:editing-duration>
    <meta:editing-cycles>140</meta:editing-cycles>
    <meta:generator>LibreOffice/4.4.3.2$Linux_X86_64 LibreOffice_project/40m0$Build-2</meta:generator>
    <meta:document-statistic meta:table-count="0" meta:image-count="0" meta:object-count="0" meta:page-count="6" meta:paragraph-count="85" meta:word-count="787" meta:character-count="6138" meta:non-whitespace-character-count="5463"/>
  </office:meta>
</office:document-meta>
</file>